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formula="of:=(([.E163]-[.B163]) / [.B163]) * 100" office:value-type="string" office:string-value="" calcext:value-type="error">
            <text:p>#DIV/0!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formula="of:=(([.E166]-[.B166]) / [.B166]) * 100" office:value-type="string" office:string-value="" calcext:value-type="error">
            <text:p>#DIV/0!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.00.0000</text:date>, <text:time style:data-style-name="N2" text:time-value="09:57:14.22752307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9T10:23:26.312743189</dc:date>
    <meta:editing-duration>PT2H45M35S</meta:editing-duration>
    <meta:editing-cycles>23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524" meta:object-count="0"/>
  </office:meta>
</office:document-meta>
</file>